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265cm" fo:margin-bottom="0cm" loext:contextual-spacing="false" fo:orphans="2" fo:widows="2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.265cm" fo:margin-bottom="0cm" loext:contextual-spacing="false" fo:line-height="115%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style:use-window-font-color="true" style:font-name="Arial" fo:font-size="10.5pt" fo:letter-spacing="normal" fo:font-style="normal" fo:font-weight="normal" officeooo:rsid="0000480c" officeooo:paragraph-rsid="0000480c" fo:background-color="transparent"/>
    </style:style>
    <style:style style:name="P3" style:family="paragraph" style:parent-style-name="Text_20_body" style:list-style-name="L1">
      <style:paragraph-properties fo:margin-left="0cm" fo:margin-right="0cm" fo:margin-top="0.265cm" fo:margin-bottom="0cm" loext:contextual-spacing="false" fo:orphans="2" fo:widows="2" fo:text-indent="0cm" style:auto-text-indent="false"/>
      <style:text-properties officeooo:paragraph-rsid="0000480c"/>
    </style:style>
    <style:style style:name="P4" style:family="paragraph" style:parent-style-name="Text_20_body" style:list-style-name="L1">
      <style:paragraph-properties fo:margin-left="0cm" fo:margin-right="0cm" fo:margin-top="0.265cm" fo:margin-bottom="0cm" loext:contextual-spacing="false" fo:orphans="2" fo:widows="2" fo:text-indent="0cm" style:auto-text-indent="false"/>
      <style:text-properties fo:font-variant="normal" fo:text-transform="none" style:use-window-font-color="true" style:font-name="Arial" fo:font-size="10.5pt" fo:letter-spacing="normal" fo:font-style="normal" fo:font-weight="normal" officeooo:paragraph-rsid="0000480c" fo:background-color="transparent"/>
    </style:style>
    <style:style style:name="P5" style:family="paragraph" style:parent-style-name="Text_20_body" style:list-style-name="L1">
      <style:paragraph-properties fo:margin-top="0.265cm" fo:margin-bottom="0cm" loext:contextual-spacing="false" fo:orphans="2" fo:widows="2"/>
    </style:style>
    <style:style style:name="P6" style:family="paragraph" style:parent-style-name="Text_20_body" style:list-style-name="L1">
      <style:paragraph-properties fo:margin-top="0.265cm" fo:margin-bottom="0cm" loext:contextual-spacing="false" fo:orphans="2" fo:widows="2"/>
      <style:text-properties style:use-window-font-color="true" officeooo:paragraph-rsid="0002c0f5" fo:background-color="transparent"/>
    </style:style>
    <style:style style:name="P7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8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T1" style:family="text">
      <style:text-properties fo:font-variant="normal" fo:text-transform="none" style:use-window-font-color="true" style:font-name="Arial" fo:font-size="10.5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style:use-window-font-color="true" style:font-name="Arial" fo:font-size="10.5pt" fo:letter-spacing="normal" fo:font-style="normal" fo:font-weight="normal" officeooo:rsid="0000480c" fo:background-color="transparent" loext:char-shading-value="0"/>
    </style:style>
    <style:style style:name="T3" style:family="text">
      <style:text-properties fo:font-variant="normal" fo:text-transform="none" style:use-window-font-color="true" style:font-name="Arial" fo:font-size="10.5pt" fo:letter-spacing="normal" fo:font-style="normal" fo:font-weight="normal" officeooo:rsid="0000fdfe" fo:background-color="transparent" loext:char-shading-value="0"/>
    </style:style>
    <style:style style:name="T4" style:family="text">
      <style:text-properties fo:font-variant="normal" fo:text-transform="none" style:use-window-font-color="true" style:font-name="Arial" fo:font-size="10.5pt" fo:letter-spacing="normal" fo:font-style="normal" fo:font-weight="normal" officeooo:rsid="0001481d" fo:background-color="transparent" loext:char-shading-value="0"/>
    </style:style>
    <style:style style:name="T5" style:family="text">
      <style:text-properties fo:font-variant="normal" fo:text-transform="none" style:use-window-font-color="true" style:font-name="Arial" fo:font-size="10.5pt" fo:letter-spacing="normal" fo:font-style="normal" fo:font-weight="normal" officeooo:rsid="000ab357" fo:background-color="transparent" loext:char-shading-value="0"/>
    </style:style>
    <style:style style:name="T6" style:family="text">
      <style:text-properties fo:font-variant="normal" fo:text-transform="none" style:font-name="Arial" fo:font-size="10.5pt" fo:letter-spacing="normal" fo:font-style="normal" fo:font-weight="normal" officeooo:rsid="0002c0f5"/>
    </style:style>
    <text:list-style style:name="L1">
      <text:list-level-style-number text:level="1" text:style-name="Numbering_20_Symbols" style:num-prefix="(" style:num-suffix=")" style:num-format="1">
        <style:list-level-properties/>
      </text:list-level-style-number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 for Reviewing an HCI Paper</text:p>
      <text:list xml:id="list2952285671" text:style-name="L1">
        <text:list-header>
          <text:p text:style-name="P4"/>
        </text:list-header>
        <text:list-item>
          <text:p text:style-name="P3"><text:span text:style-name="T1"><text:s/></text:span><text:span text:style-name="T4">What</text:span><text:span text:style-name="T1"> is the </text:span><text:span text:style-name="Emphasis"><text:span text:style-name="T1">Problem </text:span></text:span><text:span text:style-name="T1">or </text:span><text:span text:style-name="Emphasis"><text:span text:style-name="T1">Question </text:span></text:span><text:span text:style-name="T1">the author is attempting to solve or answer? </text:span></text:p>
          <text:p text:style-name="P3"><text:span text:style-name="T1"><text:s/>- </text:span><text:span text:style-name="T4">Can an handheld device be used to calm/soothe/support a child with ASD (and support parents)</text:span></text:p>
        </text:list-item>
        <text:list-item>
          <text:p text:style-name="P5"><text:span text:style-name="T3"><text:s/></text:span><text:span text:style-name="T1">Is the main Problem or Question </text:span><text:span text:style-name="Emphasis"><text:span text:style-name="T1">important </text:span></text:span><text:span text:style-name="T1">enough to warrant study?</text:span></text:p>
          <text:p text:style-name="P5"><text:span text:style-name="T1">- </text:span><text:span text:style-name="T4">Yes, I think the reasons speaks for themselves</text:span></text:p>
        </text:list-item>
        <text:list-item>
          <text:p text:style-name="P5"><text:span text:style-name="T1"><text:s/>What is the author’s </text:span><text:span text:style-name="Emphasis"><text:span text:style-name="T1">contribution to knowledge or practical solution </text:span></text:span><text:span text:style-name="T1">about solving the Problem or answering the Question? Important: a “contribution” is a contribution to </text:span><text:span text:style-name="Strong_20_Emphasis"><text:span text:style-name="T1">knowledge or practical solution</text:span></text:span><text:span text:style-name="T1">, so evaluators need to ask “What do readers </text:span><text:span text:style-name="Emphasis"><text:span text:style-name="T1">learn </text:span></text:span><text:span text:style-name="T1">from reading this paper or what can users benefit from the proposed solution?”</text:span></text:p>
          <text:p text:style-name="P5"><text:span text:style-name="T1">- </text:span><text:span text:style-name="T4">A context sensitive device to support children with ASD, if it works it could allow for greater independence for these childen, and help their parents support them.</text:span></text:p>
        </text:list-item>
        <text:list-item>
          <text:p text:style-name="P5"><text:span text:style-name="T1"><text:s/>Is the contribution </text:span><text:span text:style-name="T2">i</text:span><text:span text:style-name="Emphasis"><text:span text:style-name="T1">mportant </text:span></text:span><text:span text:style-name="T1">or </text:span><text:span text:style-name="Emphasis"><text:span text:style-name="T1">significant</text:span></text:span><text:span text:style-name="T1">?</text:span></text:p>
        </text:list-item>
      </text:list>
      <text:list xml:id="list2241516195" text:style-name="L2">
        <text:list-item>
          <text:p text:style-name="P7"><text:span text:style-name="T1">Is the contribution </text:span><text:span text:style-name="Emphasis"><text:span text:style-name="T1">generally relevant</text:span></text:span><text:span text:style-name="T1">? Does it impact more than just a few people (</text:span><text:span text:style-name="Emphasis"><text:span text:style-name="T1">who </text:span></text:span><text:span text:style-name="T1">is interested in the contribution?). And: does it answer or solve more than just a few specific cases of the overall question or problem? </text:span></text:p>
        </text:list-item>
        <text:list-item>
          <text:p text:style-name="P7"><text:span text:style-name="T1">Is the contribution an important </text:span><text:span text:style-name="Emphasis"><text:span text:style-name="T1">advance </text:span></text:span><text:span text:style-name="T1">over what was known before? (</text:span><text:span text:style-name="Emphasis"><text:span text:style-name="T1">how much </text:span></text:span><text:span text:style-name="T1">do they care about it?) </text:span></text:p>
          <text:p text:style-name="P7"><text:span text:style-name="T1">- </text:span><text:span text:style-name="T5">I doubt it</text:span></text:p>
        </text:list-item>
      </text:list>
      <text:list xml:id="list141913767929496" text:continue-list="list2952285671" text:style-name="L1">
        <text:list-item>
          <text:p text:style-name="P5"><text:span text:style-name="T1"><text:s/>Is the contribution </text:span><text:span text:style-name="Emphasis"><text:span text:style-name="T1">original</text:span></text:span><text:span text:style-name="T1">? An original contribution to knowledge means: readers of the paper will </text:span><text:span text:style-name="Emphasis"><text:span text:style-name="T1">learn something that they cannot learn anywhere else</text:span></text:span><text:span text:style-name="T1">. An original contribution to practical solution means: is it a non-trivial novel solution that has not been proposed before? </text:span></text:p>
        </text:list-item>
      </text:list>
      <text:p text:style-name="P1"><text:a xlink:type="simple" xlink:href="https://www.eastersealstech.com/2017/04/19/chill-outz-relaxation-techniques-children/" text:style-name="Internet_20_link" text:visited-style-name="Visited_20_Internet_20_Link">https://www.eastersealstech.com/2017/04/19/chill-outz-relaxation-techniques-children/</text:a></text:p>
      <text:p text:style-name="P1"><text:a xlink:type="simple" xlink:href="https://www.appliedbehavioranalysisprograms.com/lists/5-apps-for-parents-of-children-with-autism/" text:style-name="Internet_20_link" text:visited-style-name="Visited_20_Internet_20_Link">https://www.appliedbehavioranalysisprograms.com/lists/5-apps-for-parents-of-children-with-autism/</text:a></text:p>
      <text:list xml:id="list141912814311178" text:continue-numbering="true" text:style-name="L1">
        <text:list-item>
          <text:p text:style-name="P5"><text:span text:style-name="T1"><text:s/>How do readers </text:span><text:span text:style-name="Emphasis"><text:span text:style-name="T1">know </text:span></text:span><text:span text:style-name="T1">that it is original? It is not enough for a reader to believe (or “know”) that the work is original, the author </text:span><text:span text:style-name="Strong_20_Emphasis"><text:span text:style-name="T1">must </text:span></text:span><text:span text:style-name="T1">clearly identify “related work” and indicate what makes his contribution different. </text:span><text:span text:style-name="Strong_20_Emphasis"><text:span text:style-name="T1">WARNING! </text:span></text:span><text:span text:style-name="T1">“Related work” is work that has tried to either a) answer the same (or similar) question, or b) solve the same (or similar) problem. </text:span></text:p>
          <text:p text:style-name="P5"><text:span text:style-name="T1">- </text:span><text:span text:style-name="T5">No discussion of related work beyond a few references to using computer-based intervention to help children with ASD</text:span></text:p>
        </text:list-item>
        <text:list-item>
          <text:p text:style-name="P5"><text:span text:style-name="T1"><text:s/>Can readers </text:span><text:span text:style-name="Emphasis"><text:span text:style-name="T1">trust </text:span></text:span><text:span text:style-name="T1">the validity of the contribution?</text:span></text:p>
        </text:list-item>
      </text:list>
      <text:list xml:id="list2659634722" text:style-name="L3">
        <text:list-item>
          <text:p text:style-name="P8"><text:span text:style-name="T1">Does the author motivate and document an </text:span><text:span text:style-name="Emphasis"><text:span text:style-name="T1">appropriate method </text:span></text:span><text:span text:style-name="T1">for arriving at results? (This is what the author </text:span><text:span text:style-name="Emphasis"><text:span text:style-name="T1">did</text:span></text:span><text:span text:style-name="T1">: that is, </text:span><text:span text:style-name="Emphasis"><text:span text:style-name="T1">how </text:span></text:span><text:span text:style-name="T1">the author attempted to solve a particular problem or answer a question – and </text:span><text:span text:style-name="Emphasis"><text:span text:style-name="T1">why </text:span></text:span><text:span text:style-name="T1">the author chose the particular method(s) used.)</text:span></text:p>
        </text:list-item>
        <text:list-item>
          <text:p text:style-name="P8"><text:span text:style-name="T1">Do the </text:span><text:span text:style-name="Emphasis"><text:span text:style-name="T1">results </text:span></text:span><text:span text:style-name="T1">seem believable, significant, relevant, and well-documented? (This is </text:span><text:span text:style-name="Emphasis"><text:span text:style-name="T1">what happened </text:span></text:span><text:span text:style-name="T1">as a result of following the particular method(s).)</text:span></text:p>
        </text:list-item>
        <text:list-item>
          <text:p text:style-name="P8"><text:span text:style-name="T1">Does the author do an </text:span><text:span text:style-name="Emphasis"><text:span text:style-name="T1">appropriate analysis </text:span></text:span><text:span text:style-name="T1">of those results? (This is the author’s </text:span><text:span text:style-name="Emphasis"><text:span text:style-name="T1">reasoning </text:span></text:span><text:span text:style-name="T1">about </text:span><text:span text:style-name="Emphasis"><text:span text:style-name="T1">what the results mean</text:span></text:span><text:span text:style-name="T1">.)</text:span></text:p>
        </text:list-item>
      </text:list>
      <text:list xml:id="list141913037712781" text:continue-list="list141912814311178" text:style-name="L1">
        <text:list-item>
          <text:p text:style-name="P5"><text:span text:style-name="T1"><text:s/>Is the contribution </text:span><text:span text:style-name="Emphasis"><text:span text:style-name="T1">appropriate </text:span></text:span><text:span text:style-name="T1">for a specific discipline (or conference or journal)?</text:span></text:p>
          <text:p text:style-name="P6"><text:span text:style-name="T6">ye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36:34.163063027</meta:creation-date>
    <dc:date>2019-11-11T14:19:12.691509225</dc:date>
    <meta:editing-duration>PT5H18M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447" meta:character-count="2854" meta:non-whitespace-character-count="2428"/>
  </office:meta>
</office:document-meta>
</file>